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fo:font-size="14pt" officeooo:rsid="00e1531b" officeooo:paragraph-rsid="00e1531b" style:font-size-asian="14pt" style:font-size-complex="14pt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Heading_20_3">
      <style:text-properties officeooo:paragraph-rsid="00e81609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>
      <style:text-properties officeooo:paragraph-rsid="00f1c6f6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ed7be1" style:font-weight-asian="bold" style:font-weight-complex="bold"/>
    </style:style>
    <style:style style:name="T13" style:family="text">
      <style:text-properties officeooo:rsid="00e5b083"/>
    </style:style>
    <style:style style:name="T14" style:family="text">
      <style:text-properties officeooo:rsid="00cab972"/>
    </style:style>
    <style:style style:name="T15" style:family="text">
      <style:text-properties officeooo:rsid="00090694"/>
    </style:style>
    <style:style style:name="T16" style:family="text">
      <style:text-properties style:text-line-through-style="none" style:text-line-through-type="none" officeooo:rsid="00090694"/>
    </style:style>
    <style:style style:name="T17" style:family="text">
      <style:text-properties style:text-line-through-style="none" style:text-line-through-type="none" officeooo:rsid="00c29dae"/>
    </style:style>
    <style:style style:name="T18" style:family="text">
      <style:text-properties officeooo:rsid="004cddbe"/>
    </style:style>
    <style:style style:name="T19" style:family="text">
      <style:text-properties officeooo:rsid="00023665"/>
    </style:style>
    <style:style style:name="T20" style:family="text">
      <style:text-properties officeooo:rsid="0052cd68"/>
    </style:style>
    <style:style style:name="T21" style:family="text">
      <style:text-properties officeooo:rsid="00516df3"/>
    </style:style>
    <style:style style:name="T22" style:family="text">
      <style:text-properties officeooo:rsid="004b520c"/>
    </style:style>
    <style:style style:name="T23" style:family="text">
      <style:text-properties officeooo:rsid="00e6ffd7"/>
    </style:style>
    <style:style style:name="T24" style:family="text">
      <style:text-properties style:font-name="Liberation Serif" officeooo:rsid="00da892d" style:font-name-complex="Liberation Serif"/>
    </style:style>
    <style:style style:name="T25" style:family="text">
      <style:text-properties style:font-name="Liberation Serif" officeooo:rsid="00dc5644" style:font-name-complex="Liberation Serif"/>
    </style:style>
    <style:style style:name="T26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7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8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9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3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40" style:family="text">
      <style:text-properties officeooo:rsid="001fd34e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officeooo:rsid="009308a8"/>
    </style:style>
    <style:style style:name="T44" style:family="text">
      <style:text-properties officeooo:rsid="00d816b7"/>
    </style:style>
    <style:style style:name="T45" style:family="text">
      <style:text-properties officeooo:rsid="001f0e1f"/>
    </style:style>
    <style:style style:name="T46" style:family="text">
      <style:text-properties officeooo:rsid="0024a2f7"/>
    </style:style>
    <style:style style:name="T47" style:family="text">
      <style:text-properties officeooo:rsid="00277e4b"/>
    </style:style>
    <style:style style:name="T48" style:family="text">
      <style:text-properties officeooo:rsid="004f3c1c"/>
    </style:style>
    <style:style style:name="T49" style:family="text">
      <style:text-properties officeooo:rsid="00c0f6e4"/>
    </style:style>
    <style:style style:name="T50" style:family="text">
      <style:text-properties style:text-line-through-style="none" style:text-line-through-type="none" officeooo:rsid="00c0f6e4"/>
    </style:style>
    <style:style style:name="T51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4" style:family="text">
      <style:text-properties officeooo:rsid="006cd358"/>
    </style:style>
    <style:style style:name="T55" style:family="text">
      <style:text-properties officeooo:rsid="004796d1"/>
    </style:style>
    <style:style style:name="T56" style:family="text">
      <style:text-properties officeooo:rsid="00462138"/>
    </style:style>
    <style:style style:name="T57" style:family="text">
      <style:text-properties officeooo:rsid="005579d7"/>
    </style:style>
    <style:style style:name="T58" style:family="text">
      <style:text-properties officeooo:rsid="004fbf97"/>
    </style:style>
    <style:style style:name="T59" style:family="text">
      <style:text-properties fo:font-weight="normal" officeooo:rsid="00277e4b" style:font-weight-asian="normal" style:font-weight-complex="normal"/>
    </style:style>
    <style:style style:name="T60" style:family="text">
      <style:text-properties fo:font-size="14pt" officeooo:rsid="0082eac7" style:font-size-asian="14pt" style:font-size-complex="14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5" style:family="text">
      <style:text-properties style:font-name="Liberation Serif" fo:font-size="14pt" style:font-size-asian="14pt" style:font-name-complex="Liberation Serif" style:font-size-complex="14pt"/>
    </style:style>
    <style:style style:name="T66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70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1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6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79" style:family="text">
      <style:text-properties officeooo:rsid="00e34b9f"/>
    </style:style>
    <style:style style:name="T80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4" style:family="text">
      <style:text-properties fo:font-weight="normal" officeooo:rsid="00f1c6f6" style:font-weight-asian="normal" style:font-weight-complex="normal"/>
    </style:style>
    <style:style style:name="T85" style:family="text">
      <style:text-properties style:font-name="Liberation Serif" officeooo:rsid="00ae4671" style:font-name-complex="Liberation Serif"/>
    </style:style>
    <style:style style:name="T86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9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102in" svg:y="-0.824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contact@m-shrief.me" text:style-name="Internet_20_link" text:visited-style-name="Visited_20_Internet_20_Link"><text:span text:style-name="T6">contact@</text:span><text:span text:style-name="T8">m-shrief.me</text:span></text:a><text:span text:style-name="T8"> </text:span><text:span text:style-name="T7">or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Date </text:span><text:span text:style-name="T12">of Birth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3">with Huma and Chi.</text:span></text:p>
        </text:list-item>
        <text:list-item>
          <text:p text:style-name="P14">Nodejs <text:span text:style-name="T14">with</text:span> Express.js <text:span text:style-name="T14">&amp; Hono.</text:span></text:p>
        </text:list-item>
        <text:list-item>
          <text:p text:style-name="P12">Postgres, MongoDB <text:span text:style-name="T15">and </text:span><text:span text:style-name="T16">Redis/</text:span><text:span text:style-name="T17">ValKey</text:span></text:p>
        </text:list-item>
        <text:list-item>
          <text:p text:style-name="P15">HTML, CSS and SCSS</text:p>
        </text:list-item>
        <text:list-item>
          <text:p text:style-name="P16">Vuejs <text:span text:style-name="T18">and its</text:span>’ <text:span text:style-name="T19">ecosystem</text:span> <text:span text:style-name="T19">(</text:span><text:span text:style-name="T18">like </text:span>Pinia <text:span text:style-name="T20">and</text:span> <text:span text:style-name="T21">V</text:span>ue<text:span text:style-name="T21">R</text:span>outer<text:span text:style-name="T19">)</text:span></text:p>
        </text:list-item>
        <text:list-item>
          <text:p text:style-name="P17"><text:span text:style-name="T18">Vite, </text:span><text:span text:style-name="T22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3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4">Experience</text:span></text:h>
      <text:h text:style-name="Heading_20_3" text:outline-level="3"><text:span text:style-name="T24">Frontend Developer </text:span><text:span text:style-name="T25">a</text:span><text:span text:style-name="T24">t </text:span><text:span text:style-name="T26">Web Pioneer </text:span><text:span text:style-name="T27">(</text:span><text:span text:style-name="T28">1 Project only</text:span><text:span text:style-name="T27">)</text:span></text:h>
      <text:p text:style-name="P20"><text:tab/>As the only frontend developer, I updated a dashboard theme for E-Commerce needs, using JavaScript, Vue.js, Vuex, VueRouter and Vuetify. And added GeoJSON features, showing a map and allowing users to create zones for different stores.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1">Projects</text:span></text:h>
      <text:h text:style-name="P22" text:outline-level="3"><text:span text:style-name="T29">1. </text:span><text:span text:style-name="T30">“</text:span><text:span text:style-name="T31">Adeeb أديب </text:span><text:span text:style-name="T30">” </text:span><text:span text:style-name="T32">(</text:span><text:a xlink:type="simple" xlink:href="https://github.com/M-Shrief/Adeeb_Astro_SSR" text:style-name="Internet_20_link" text:visited-style-name="Visited_20_Internet_20_Link"><text:span text:style-name="T32">Fronten</text:span><text:span text:style-name="T33">d’</text:span><text:span text:style-name="T34">s</text:span><text:span text:style-name="T33"> repo</text:span></text:a><text:span text:style-name="T32"> – </text:span><text:a xlink:type="simple" xlink:href="https://github.com/M-Shrief/Adeeb_ExpressTS_Postgres" text:style-name="Internet_20_link" text:visited-style-name="Visited_20_Internet_20_Link"><text:span text:style-name="T32">Backen</text:span><text:span text:style-name="T33">d’</text:span><text:span text:style-name="T34">s</text:span><text:span text:style-name="T33"> repo</text:span></text:a><text:span text:style-name="T32">)</text:span></text:h>
      <text:p text:style-name="P23"><text:span text:style-name="T35"><text:tab/> </text:span><text:span text:style-name="T36">E-Commerce for printing Arabic. Using SSR frontend with REST API, gRPC API </text:span><text:span text:style-name="T37">and Protocol Buffers</text:span><text:span text:style-name="T36">. </text:span><text:span text:style-name="T38">My Role: </text:span><text:span text:style-name="T39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40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41">HTML, </text:span><text:span text:style-name="T42">S</text:span><text:span text:style-name="T41">CSS </text:span><text:span text:style-name="T43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7in" svg:height="0.7079in" svg:x="-0.7866in" svg:y="0.9819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4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402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5">TypeScript</text:span></text:p>
                </text:list-item>
                <text:list-item>
                  <text:p text:style-name="P30">Nodejs <text:span text:style-name="T46">and </text:span>Express.js</text:p>
                </text:list-item>
                <text:list-item>
                  <text:p text:style-name="P31">Postgres <text:span text:style-name="T47">and </text:span><text:span text:style-name="T46">TypeORM </text:span><text:span text:style-name="T48">and </text:span><text:span text:style-name="T49">Caching with</text:span><text:span text:style-name="T50"> </text:span><text:span text:style-name="T16">Redis/</text:span><text:span text:style-name="T17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s with Sqlc and Pgx.</text:p>
                </text:list-item>
              </text:list>
            </text:list-item>
          </text:list>
        </text:list-item>
        <text:list-item>
          <text:p text:style-name="P34"><text:span text:style-name="T40">C</text:span>haracteristics: </text:p>
          <text:list>
            <text:list-item>
              <text:p text:style-name="P35"><text:span text:style-name="T51">+90</text:span><text:span text:style-name="T52"> mark</text:span><text:span text:style-name="T53">s</text:span><text:span text:style-name="T52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7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4">Regression and </text:span><text:span text:style-name="T55">C</text:span><text:span text:style-name="T56">omponent testing </text:span><text:span text:style-name="T57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8">Sentry for monitoring </text:span><text:span text:style-name="T57">errors and performance</text:span></text:p>
            </text:list-item>
            <text:list-item>
              <text:p text:style-name="P39"><text:span text:style-name="T40">D</text:span>ocker Containerization</text:p>
            </text:list-item>
          </text:list>
        </text:list-item>
        <text:list-item>
          <text:p text:style-name="P40"><text:span text:style-name="T59">D</text:span><text:span text:style-name="T6">eployed From September 2023 to April 2024:</text:span></text:p>
          <text:list>
            <text:list-item>
              <text:p text:style-name="P41"><text:span text:style-name="T60">U</text:span><text:span text:style-name="T61">sing Digital ocean server, with Ubuntu and Nginx.</text:span></text:p>
            </text:list-item>
            <text:list-item>
              <text:p text:style-name="P42"><text:span text:style-name="T62">Used </text:span><text:span text:style-name="T63">Cloud</text:span><text:span text:style-name="T64">f</text:span><text:span text:style-name="T63">lare</text:span><text:span text:style-name="T62"> to m</text:span><text:span text:style-name="T65">anag</text:span><text:span text:style-name="T62">e</text:span><text:span text:style-name="T65"> Domains, DNS, SSL, CDN </text:span><text:span text:style-name="T62">and on.</text:span></text:p>
            </text:list-item>
          </text:list>
        </text:list-item>
      </text:list>
      <text:h text:style-name="P43" text:outline-level="3"><text:span text:style-name="T66">2</text:span><text:span text:style-name="T67">. </text:span><text:span text:style-name="T68">Gitea (</text:span><text:a xlink:type="simple" xlink:href="https://github.com/M-Shrief/gitea" text:style-name="Internet_20_link" text:visited-style-name="Visited_20_Internet_20_Link"><text:span text:style-name="T69">Repo</text:span></text:a><text:span text:style-name="T68">)</text:span></text:h>
      <text:p text:style-name="Text_20_body"><text:span text:style-name="T70"><text:tab/>Deploying </text:span><text:span text:style-name="T69">Gitea instance </text:span><text:span text:style-name="T70">with </text:span><text:span text:style-name="T69">Act runner </text:span><text:span text:style-name="T70">for CI/CD </text:span><text:span text:style-name="T69">Using Docker.</text:span></text:p>
      <text:h text:style-name="P44" text:outline-level="3"><text:span text:style-name="T66">3</text:span><text:span text:style-name="T67">. </text:span><text:span text:style-name="T71">“</text:span><text:span text:style-name="T72">Adeeb أديب </text:span><text:span text:style-name="T71">” </text:span><text:span text:style-name="T73">SPA version</text:span><text:span text:style-name="T74"> </text:span><text:span text:style-name="T75">(</text:span><text:a xlink:type="simple" xlink:href="https://github.com/M-Shrief/Adeeb_Vue_TS" text:style-name="Internet_20_link" text:visited-style-name="Visited_20_Internet_20_Link"><text:span text:style-name="T35">Fronten</text:span><text:span text:style-name="T76">d’</text:span><text:span text:style-name="T77">s</text:span><text:span text:style-name="T76"> repo</text:span></text:a><text:span text:style-name="T35"> – </text:span><text:a xlink:type="simple" xlink:href="https://github.com/M-Shrief/Adeeb_Hono" text:style-name="Internet_20_link" text:visited-style-name="Visited_20_Internet_20_Link"><text:span text:style-name="T35">Backen</text:span><text:span text:style-name="T76">d’</text:span><text:span text:style-name="T77">s</text:span><text:span text:style-name="T76"> repo</text:span></text:a><text:span text:style-name="T35">)</text:span><text:span text:style-name="T36"> </text:span></text:h>
      <text:h text:style-name="P44" text:outline-level="3"><text:span text:style-name="T36">T</text:span><text:span text:style-name="T78">ech Stack:</text:span></text:h>
      <text:list text:style-name="L3">
        <text:list-item>
          <text:p text:style-name="P45">JavaScript and TypeScript</text:p>
        </text:list-item>
        <text:list-item>
          <text:p text:style-name="P45">Vuejs, Pinia and vue-router</text:p>
        </text:list-item>
        <text:list-item>
          <text:p text:style-name="P45">Nodejs and <text:span text:style-name="T79">Hono</text:span> with MongoDB and Redis/ValKey</text:p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80">Undergraduate at Faculty of Commerce, Cairo University. </text:span><text:span text:style-name="T81">(</text:span><text:span text:style-name="T82">4</text:span><text:span text:style-name="T83">th</text:span><text:span text:style-name="T81"> year)</text:span></text:p>
        </text:list-item>
        <text:list-item>
          <text:p text:style-name="P48"><text:span text:style-name="T5">Courses</text:span> <text:span text:style-name="T84">(include but not limited to):</text:span></text:p>
        </text:list-item>
      </text:list>
      <text:list text:style-name="L5">
        <text:list-item>
          <text:list>
            <text:list-item>
              <text:p text:style-name="P49">CMU, Intro to Database Systems (2022)</text:p>
            </text:list-item>
            <text:list-item>
              <text:p text:style-name="P50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85">)</text:span></text:p>
            </text:list-item>
            <text:list-item>
              <text:p text:style-name="P49"><text:span text:style-name="T86">I</text:span>BM, "DevOps, Cloud, and Agile Foundations":</text:p>
              <text:list>
                <text:list-item>
                  <text:p text:style-name="P49">Introduction to DevOps.</text:p>
                </text:list-item>
                <text:list-item>
                  <text:p text:style-name="P49"><draw:custom-shape text:anchor-type="paragraph" draw:z-index="4" draw:name="Shape 2" draw:style-name="gr5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10-27T13:33:34.629762530</dc:date>
    <meta:editing-duration>PT17H52M10S</meta:editing-duration>
    <meta:editing-cycles>202</meta:editing-cycles>
    <meta:generator>LibreOffice/24.8.1.2$Linux_X86_64 LibreOffice_project/480$Build-2</meta:generator>
    <meta:print-date>2024-10-20T10:38:26.225526425</meta:print-date>
    <meta:printed-by>PDF files</meta:printed-by>
    <meta:document-statistic meta:table-count="0" meta:image-count="0" meta:object-count="0" meta:page-count="2" meta:paragraph-count="66" meta:word-count="371" meta:character-count="2399" meta:non-whitespace-character-count="2127"/>
  </office:meta>
</office:document-meta>
</file>